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16c97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18c41d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18c41d" fo:background-color="#ffff00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18c41d" fo:background-color="#ffff00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18c41d" fo:background-color="transparen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16c979" fo:background-color="transparen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bold" officeooo:rsid="0016c979" officeooo:paragraph-rsid="0018c41d" style:font-weight-asian="bold" style:font-weight-complex="bold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bold" officeooo:rsid="0016c979" officeooo:paragraph-rsid="0018c41d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bold" officeooo:paragraph-rsid="0018c41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style:text-underline-style="solid" style:text-underline-width="auto" style:text-underline-color="font-color" fo:font-weight="bold" officeooo:rsid="001ad5c5" officeooo:paragraph-rsid="001ad5c5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4pt" fo:letter-spacing="normal" fo:font-style="italic" style:text-underline-style="solid" style:text-underline-width="auto" style:text-underline-color="font-color" fo:font-weight="normal" officeooo:rsid="001b5fe7" officeooo:paragraph-rsid="001ad5c5" fo:background-color="#ffff00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officeooo:rsid="001b4dbd" officeooo:paragraph-rsid="001ad5c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b4dbd" officeooo:paragraph-rsid="001ad5c5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b5fe7" officeooo:paragraph-rsid="001ad5c5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officeooo:rsid="001b4dbd" officeooo:paragraph-rsid="001ad5c5" style:font-size-asian="14pt" style:font-size-complex="14pt"/>
    </style:style>
    <style:style style:name="P16" style:family="paragraph" style:parent-style-name="Standard">
      <style:text-properties fo:font-size="14pt" officeooo:rsid="001b4dbd" officeooo:paragraph-rsid="001ad5c5" fo:background-color="#ffff00" style:font-size-asian="14pt" style:font-size-complex="14pt"/>
    </style:style>
    <style:style style:name="P17" style:family="paragraph" style:parent-style-name="Standard">
      <style:text-properties fo:font-size="14pt" fo:font-weight="normal" officeooo:rsid="001b4dbd" officeooo:paragraph-rsid="001ad5c5" fo:background-color="#ffff00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b4dbd" officeooo:paragraph-rsid="001ad5c5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b5fe7" officeooo:paragraph-rsid="001ad5c5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fo:font-size="14pt" officeooo:rsid="001b4dbd" officeooo:paragraph-rsid="001ad5c5" fo:background-color="#ffff00" style:font-size-asian="14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8525f" officeooo:paragraph-rsid="0018c41d" fo:background-color="#ffff00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normal" officeooo:rsid="0016c979" officeooo:paragraph-rsid="002074cf" fo:background-color="transparen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bold" officeooo:rsid="0018525f" officeooo:paragraph-rsid="0018c41d" fo:background-color="transparent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73239" style:font-name="urw-din" fo:font-size="12.75pt" fo:letter-spacing="normal" fo:font-style="italic" fo:font-weight="bold" officeooo:rsid="0018525f" officeooo:paragraph-rsid="002074cf" fo:background-color="transparent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c979" style:font-weight-asian="bold" style:font-weight-complex="bold"/>
    </style:style>
    <style:style style:name="T3" style:family="text">
      <style:text-properties style:text-position="super 58%" officeooo:rsid="002074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5fe7" style:font-weight-asian="bold" style:font-weight-complex="bold"/>
    </style:style>
    <style:style style:name="T6" style:family="text">
      <style:text-properties fo:font-weight="bold" officeooo:rsid="0018525f" style:font-weight-asian="bold" style:font-weight-complex="bold"/>
    </style:style>
    <style:style style:name="T7" style:family="text">
      <style:text-properties fo:font-weight="bold" officeooo:rsid="002074cf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18525f" fo:background-color="#ffff00" loext:char-shading-value="0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 style:font-weight-asian="bold" style:font-weight-complex="bold"/>
    </style:style>
    <style:style style:name="T12" style:family="text">
      <style:text-properties officeooo:rsid="0018525f" fo:background-color="#ffff00" loext:char-shading-value="0"/>
    </style:style>
    <style:style style:name="T13" style:family="text">
      <style:text-properties officeooo:rsid="002074cf" fo:background-color="#ffff00" loext:char-shading-value="0"/>
    </style:style>
    <style:style style:name="T14" style:family="text">
      <style:text-properties officeooo:rsid="002074cf" fo:background-color="#ffff00" loext:char-shading-value="0"/>
    </style:style>
    <style:style style:name="T15" style:family="text">
      <style:text-properties officeooo:rsid="0016c979" style:font-weight-asian="bold" style:font-weight-complex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size="16pt" fo:font-weight="bold" officeooo:rsid="001b5fe7" style:font-size-asian="16pt" style:font-weight-asian="bold" style:font-size-complex="16pt" style:font-weight-complex="bold"/>
    </style:style>
    <style:style style:name="T18" style:family="text">
      <style:text-properties officeooo:rsid="001b5fe7"/>
    </style:style>
    <style:style style:name="T19" style:family="text">
      <style:text-properties officeooo:rsid="0018525f"/>
    </style:style>
    <style:style style:name="T20" style:family="text">
      <style:text-properties officeooo:rsid="002074cf"/>
    </style:style>
    <style:style style:name="T21" style:family="text">
      <style:text-properties fo:font-weight="normal" officeooo:rsid="002074cf" style:font-weight-asian="normal" style:font-weight-complex="normal"/>
    </style:style>
    <style:style style:name="T22" style:family="text">
      <style:text-properties officeooo:rsid="002074cf" style:font-weight-asian="normal" style:font-weight-complex="normal"/>
    </style:style>
    <style:style style:name="T23" style:family="text">
      <style:text-properties style:text-line-through-style="solid" style:text-line-through-type="single" officeooo:rsid="002074cf" style:font-weight-asian="normal" style:font-weight-complex="normal"/>
    </style:style>
    <style:style style:name="T24" style:family="text">
      <style:text-properties style:text-line-through-style="none" style:text-line-through-type="none" officeooo:rsid="002074cf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2074c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lection Sort:</text:p>
      <text:p text:style-name="P10"/>
      <text:p text:style-name="P12">1<text:span text:style-name="T1">st</text:span> Pass:</text:p>
      <text:p text:style-name="P15"/>
      <text:p text:style-name="P20"><text:span text:style-name="T17">64</text:span><text:tab/><text:span text:style-name="T18">25</text:span><text:tab/><text:span text:style-name="T18">12</text:span><text:tab/>2<text:span text:style-name="T18">2</text:span><text:tab/>1<text:span text:style-name="T18">1</text:span></text:p>
      <text:p text:style-name="P20"/>
      <text:p text:style-name="P20"><text:span text:style-name="T5">1</text:span><text:span text:style-name="T4">1</text:span><text:tab/><text:span text:style-name="T18">25</text:span><text:tab/><text:span text:style-name="T18">12</text:span><text:tab/>2<text:span text:style-name="T18">2</text:span><text:tab/><text:span text:style-name="T18">64</text:span></text:p>
      <text:p text:style-name="P15"/>
      <text:p text:style-name="P12">2<text:span text:style-name="T1">nd</text:span> Pass:</text:p>
      <text:p text:style-name="P15"/>
      <text:p text:style-name="P16">1<text:span text:style-name="T18">1</text:span><text:tab/><text:span text:style-name="T5">25</text:span><text:tab/><text:span text:style-name="T18">12</text:span><text:tab/>2<text:span text:style-name="T18">2</text:span><text:tab/><text:span text:style-name="T18">64</text:span></text:p>
      <text:p text:style-name="P16"/>
      <text:p text:style-name="P16">1<text:span text:style-name="T18">1</text:span><text:tab/><text:span text:style-name="T18">1</text:span><text:span text:style-name="T4">2</text:span><text:tab/><text:span text:style-name="T18">25</text:span><text:tab/><text:span text:style-name="T18">22</text:span><text:tab/><text:span text:style-name="T18">64</text:span></text:p>
      <text:p text:style-name="P16"/>
      <text:p text:style-name="P13">3<text:span text:style-name="T1">rd</text:span> Pass:</text:p>
      <text:p text:style-name="P13"/>
      <text:p text:style-name="P17">1<text:span text:style-name="T18">1</text:span><text:tab/><text:span text:style-name="T18">1</text:span>2<text:tab/><text:span text:style-name="T5">25</text:span><text:tab/><text:span text:style-name="T18">22</text:span><text:tab/><text:span text:style-name="T18">64</text:span></text:p>
      <text:p text:style-name="P17"/>
      <text:p text:style-name="P17">1<text:span text:style-name="T18">1</text:span><text:tab/><text:span text:style-name="T18">1</text:span>2<text:tab/><text:span text:style-name="T5">22</text:span><text:tab/><text:span text:style-name="T18">25</text:span><text:tab/><text:span text:style-name="T18">64</text:span></text:p>
      <text:p text:style-name="P18"/>
      <text:p text:style-name="P14">4<text:span text:style-name="T1">th</text:span> Pass:</text:p>
      <text:p text:style-name="P19"/>
      <text:p text:style-name="P17">1<text:span text:style-name="T18">1</text:span><text:tab/><text:span text:style-name="T18">1</text:span>2<text:tab/><text:span text:style-name="T18">22</text:span><text:tab/><text:span text:style-name="T5">25</text:span><text:tab/><text:span text:style-name="T18">64</text:span></text:p>
      <text:p text:style-name="P18"/>
      <text:p text:style-name="P14">5<text:span text:style-name="T1">th</text:span> Pass:</text:p>
      <text:p text:style-name="P19"/>
      <text:p text:style-name="P11">11<text:tab/>12 <text:tab/>22 <text:tab/>25 <text:tab/>64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Insertion Sort:</text:p>
      <text:p text:style-name="P7"/>
      <text:p text:style-name="P7">1<text:span text:style-name="T1">st</text:span> Pass:<text:tab/><text:tab/><text:tab/><text:tab/><text:tab/><text:tab/>2<text:span text:style-name="T1">nd</text:span> Pass:</text:p>
      <text:p text:style-name="P8"><text:tab/><text:tab/><text:tab/></text:p>
      <text:p text:style-name="P5"><text:span text:style-name="T8">12</text:span><text:span text:style-name="T10"><text:tab/> </text:span><text:span text:style-name="T8">11</text:span><text:span text:style-name="T10"><text:tab/> 13<text:tab/> 5<text:tab/> 6 </text:span><text:tab/><text:tab/><text:tab/><text:span text:style-name="T10">11<text:tab/></text:span><text:span text:style-name="T8">12<text:tab/>13</text:span><text:span text:style-name="T10"><text:tab/>5<text:tab/>6</text:span></text:p>
      <text:p text:style-name="P5"><text:tab/><text:tab/><text:tab/><text:tab/><text:tab/></text:p>
      <text:p text:style-name="P5"><text:span text:style-name="T8">11</text:span><text:span text:style-name="T10"><text:tab/></text:span><text:span text:style-name="T8">12</text:span><text:span text:style-name="T10"><text:tab/>13<text:tab/>5<text:tab/>6 <text:s/></text:span><text:tab/><text:tab/><text:tab/><text:span text:style-name="T11">11<text:tab/></text:span><text:span text:style-name="T8">12<text:tab/>13</text:span><text:span text:style-name="T11"><text:tab/>5<text:tab/>6</text:span></text:p>
      <text:p text:style-name="P3"/>
      <text:p text:style-name="P3"/>
      <text:p text:style-name="P4"/>
      <text:p text:style-name="P9"><text:span text:style-name="T15">3</text:span><text:span text:style-name="T2">rd</text:span><text:span text:style-name="T15"> Pass:<text:tab/><text:tab/><text:tab/><text:tab/><text:tab/><text:tab/>4</text:span><text:span text:style-name="T2">th</text:span><text:span text:style-name="T15"> Pass:</text:span></text:p>
      <text:p text:style-name="P1"/>
      <text:p text:style-name="P5"><text:span text:style-name="T10">11<text:tab/>12<text:tab/></text:span><text:span text:style-name="T8">13<text:tab/>5</text:span><text:span text:style-name="T10"><text:tab/>6 </text:span><text:tab/><text:tab/><text:tab/><text:span text:style-name="T12">5<text:tab/>11<text:tab/>12<text:tab/></text:span><text:span text:style-name="T9">13<text:tab/>6 <text:s/></text:span></text:p>
      <text:p text:style-name="P6"/>
      <text:p text:style-name="P5"><text:span text:style-name="T10">11<text:tab/>12<text:tab/></text:span><text:span text:style-name="T8">5<text:tab/>13</text:span><text:span text:style-name="T10"><text:tab/>6 </text:span><text:tab/><text:tab/><text:tab/><text:span text:style-name="T12">5<text:tab/>11<text:tab/>12<text:tab/></text:span><text:span text:style-name="T9">6<text:tab/>13</text:span></text:p>
      <text:p text:style-name="P6"/>
      <text:p text:style-name="P5"><text:span text:style-name="T10">11<text:tab/></text:span><text:span text:style-name="T8">5<text:tab/>12</text:span><text:span text:style-name="T10"><text:tab/>13<text:tab/>6 </text:span><text:tab/><text:tab/><text:tab/><text:span text:style-name="T12">5<text:tab/>11<text:tab/></text:span><text:span text:style-name="T9">6<text:tab/>12</text:span><text:span text:style-name="T12"><text:tab/>13</text:span></text:p>
      <text:p text:style-name="P6"/>
      <text:p text:style-name="P2"><text:span text:style-name="T8">5<text:tab/>11</text:span><text:span text:style-name="T10"><text:tab/>12<text:tab/>13<text:tab/>6 </text:span><text:span text:style-name="T16"><text:tab/><text:tab/><text:tab/></text:span><text:span text:style-name="T12">5<text:tab/></text:span><text:span text:style-name="T9">6<text:tab/>11</text:span><text:span text:style-name="T12"><text:tab/>12<text:tab/>1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3">BUBBLE SORT ALGORITHM: <text:span text:style-name="T14">n=5</text:span></text:p>
      <text:p text:style-name="P5"/>
      <text:p text:style-name="P22"><text:span text:style-name="T6">1st Pass:</text:span><text:span text:style-name="T19"><text:tab/></text:span><text:span text:style-name="T20">i=0 → n-1, <text:s/></text:span><text:span text:style-name="T22">j=0 →</text:span><text:span text:style-name="T20"> n-i-1 </text:span><text:span text:style-name="T19"><text:tab/></text:span><text:span text:style-name="T6">2nd Pass: </text:span><text:span text:style-name="T22">i=1 →n-1, j=0 → </text:span><text:span text:style-name="T24">n-i-1</text:span></text:p>
      <text:p text:style-name="P5"/>
      <text:p text:style-name="P5"><text:span text:style-name="T9">5 1</text:span><text:span text:style-name="T12"> 4 2 8 <text:s/>–&gt;  </text:span><text:span text:style-name="T9">1 5</text:span><text:span text:style-name="T12"> 4 2 8</text:span><text:span text:style-name="T19"> <text:tab/><text:tab/><text:tab/></text:span><text:span text:style-name="T9">1 4</text:span><text:span text:style-name="T12"> 2 5 8 –&gt; </text:span><text:span text:style-name="T9">1 4</text:span><text:span text:style-name="T12"> 2 5 8</text:span></text:p>
      <text:p text:style-name="P5"/>
      <text:p text:style-name="P5"><text:span text:style-name="T12">1 </text:span><text:span text:style-name="T9">5 4</text:span><text:span text:style-name="T12"> 2 8 –&gt;  1 </text:span><text:span text:style-name="T9">4 5</text:span><text:span text:style-name="T12"> 2 8</text:span><text:span text:style-name="T19"><text:tab/><text:tab/><text:tab/></text:span><text:span text:style-name="T12">1 </text:span><text:span text:style-name="T9">4 2</text:span><text:span text:style-name="T12"> 5 8 –&gt; 1 </text:span><text:span text:style-name="T9">2 4</text:span><text:span text:style-name="T12"> 5 8</text:span></text:p>
      <text:p text:style-name="P5"/>
      <text:p text:style-name="P5"><text:span text:style-name="T12">1 4 </text:span><text:span text:style-name="T9">5 2</text:span><text:span text:style-name="T12"> 8 <text:s/>–&gt; 1 4 </text:span><text:span text:style-name="T9">2 5</text:span><text:span text:style-name="T12"> 8</text:span><text:span text:style-name="T19"><text:tab/><text:tab/><text:tab/></text:span><text:span text:style-name="T12">1 2 </text:span><text:span text:style-name="T9">4 5</text:span><text:span text:style-name="T12"> 8 –&gt; 1 2 </text:span><text:span text:style-name="T9">4 5</text:span><text:span text:style-name="T12"> 8</text:span></text:p>
      <text:p text:style-name="P5"/>
      <text:p text:style-name="P5"><text:span text:style-name="T12">1 4 2 </text:span><text:span text:style-name="T9">5 8</text:span><text:span text:style-name="T12"> <text:s/>–&gt; 1 4 <text:s/>2 </text:span><text:span text:style-name="T9">5 8</text:span><text:span text:style-name="T19"> <text:tab/><text:tab/><text:tab/></text:span><text:span text:style-name="T12">1 2 4 </text:span><text:span text:style-name="T9">5 8</text:span><text:span text:style-name="T12"> –&gt;  1 2 4 </text:span><text:span text:style-name="T9">5 8</text:span></text:p>
      <text:p text:style-name="P5"/>
      <text:p text:style-name="P24">3rd Pass:<text:tab/><text:span text:style-name="T21">i=2 → n-1, j=0 → </text:span><text:span text:style-name="T25">n-i-1</text:span><text:tab/><text:tab/><text:span text:style-name="T20">4</text:span><text:span text:style-name="T3">th</text:span><text:span text:style-name="T20"> Pass: </text:span><text:span text:style-name="T21">i=3 →n-1, j=0 → </text:span><text:span text:style-name="T25">n-i-1</text:span></text:p>
      <text:p text:style-name="P5"/>
      <text:p text:style-name="P22"><text:span text:style-name="T9">1 2</text:span><text:span text:style-name="T12"> 4 5 8 –&gt; </text:span><text:span text:style-name="T9">1 2</text:span><text:span text:style-name="T12"> 4 5 8</text:span><text:span text:style-name="T19"> <text:tab/><text:tab/><text:tab/></text:span><text:span text:style-name="T12">1 2 4 </text:span><text:span text:style-name="T9">5 8</text:span><text:span text:style-name="T12"> –&gt; 1 2 4 </text:span><text:span text:style-name="T9">5 8</text:span></text:p>
      <text:p text:style-name="P5"/>
      <text:p text:style-name="P5"><text:span text:style-name="T12">1 </text:span><text:span text:style-name="T9">2 4</text:span><text:span text:style-name="T12"> 5 8 –&gt; 1 </text:span><text:span text:style-name="T9">2 4</text:span><text:span text:style-name="T12"> 5 8</text:span><text:span text:style-name="T19"> </text:span></text:p>
      <text:p text:style-name="P5"/>
      <text:p text:style-name="P5"><text:span text:style-name="T12">1 2 </text:span><text:span text:style-name="T9">4 5</text:span><text:span text:style-name="T12"> 8 –&gt; 1 2 </text:span><text:span text:style-name="T9">4 5</text:span><text:span text:style-name="T12"> 8</text:span><text:span text:style-name="T19"> </text:span></text:p>
      <text:p text:style-name="P5"/>
      <text:p text:style-name="P5"><text:span text:style-name="T12">1 2 4 </text:span><text:span text:style-name="T9">5 8</text:span><text:span text:style-name="T12"> –&gt; 1 2 4 </text:span><text:span text:style-name="T9">5 8</text:span><text:span text:style-name="T19">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0:31:33.173538832</meta:creation-date>
    <dc:date>2022-11-20T12:04:37.506327256</dc:date>
    <meta:editing-duration>PT11M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99" meta:character-count="892" meta:non-whitespace-character-count="555"/>
  </office:meta>
</office:document-meta>
</file>